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000000094B9B0F6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officeooo:rsid="001a007d" officeooo:paragraph-rsid="001a007d"/>
    </style:style>
    <style:style style:name="P9" style:family="paragraph" style:parent-style-name="Heading_20_2">
      <style:text-properties officeooo:paragraph-rsid="0020ce46"/>
    </style:style>
    <style:style style:name="P10" style:family="paragraph" style:parent-style-name="Contents_20_Heading" style:master-page-name="MP0">
      <style:paragraph-properties style:page-number="auto" fo:break-before="page"/>
    </style:style>
    <style:style style:name="P11" style:family="paragraph" style:parent-style-name="Heading_20_1">
      <style:text-properties officeooo:paragraph-rsid="0023d1ed"/>
    </style:style>
    <style:style style:name="P12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officeooo:rsid="001a007d" officeooo:paragraph-rsid="001a007d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loext:opacity="100%"/>
    </style:style>
    <style:style style:name="T1" style:family="text">
      <style:text-properties fo:color="#999999" loext:opacity="100%" fo:font-size="10.5pt" style:font-size-asian="10.5pt" style:font-size-complex="10.5pt"/>
    </style:style>
    <style:style style:name="T2" style:family="text">
      <style:text-properties fo:color="#999999" loext:opacity="100%"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officeooo:rsid="001d5430"/>
    </style:style>
    <style:style style:name="T7" style:family="text">
      <style:text-properties style:text-underline-style="none"/>
    </style:style>
    <style:style style:name="T8" style:family="text">
      <style:text-properties style:use-window-font-color="true" loext:opacity="0%" style:text-underline-style="none"/>
    </style:style>
    <style:style style:name="T9" style:family="text">
      <style:text-properties style:use-window-font-color="true" loext:opacity="0%" style:text-underline-style="none" officeooo:rsid="001d5430"/>
    </style:style>
    <style:style style:name="T10" style:family="text">
      <style:text-properties officeooo:rsid="0020ce4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Normal">
            <text:index-entry-chapter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0">Sumario</text:p>
          </text:index-title>
          <text:p text:style-name="P7">1.<text:a xlink:type="simple" xlink:href="#__RefHeading___Toc517_1168901167" text:style-name="Index_20_Link" text:visited-style-name="Index_20_Link">Protocolo de comunicaciones<text:tab/>2</text:a></text:p>
          <text:p text:style-name="P7">2.<text:a xlink:type="simple" xlink:href="#__RefHeading___Toc519_1168901167" text:style-name="Index_20_Link" text:visited-style-name="Index_20_Link">Modelo de comunicaciones cliente<text:tab/>2</text:a></text:p>
          <text:p text:style-name="P7">3.<text:a xlink:type="simple" xlink:href="#__RefHeading___Toc521_1168901167" text:style-name="Index_20_Link" text:visited-style-name="Index_20_Link">Métodos de petición HTTP<text:tab/>2</text:a></text:p>
          <text:p text:style-name="P7">4.<text:a xlink:type="simple" xlink:href="#__RefHeading___Toc523_1168901167" text:style-name="Index_20_Link" text:visited-style-name="Index_20_Link">URI, su estructura, utilidad<text:tab/>2</text:a></text:p>
          <text:p text:style-name="P7">5.<text:a xlink:type="simple" xlink:href="#__RefHeading___Toc530_1168901167" text:style-name="Index_20_Link" text:visited-style-name="Index_20_Link">Modelo de desarrollo de aplicaciones multicapa<text:tab/>2</text:a></text:p>
          <text:p text:style-name="P7">6.<text:a xlink:type="simple" xlink:href="#__RefHeading___Toc468_171204876" text:style-name="Index_20_Link" text:visited-style-name="Index_20_Link">Arquitecturas web en distintas plataformas<text:tab/>2</text:a></text:p>
          <text:p text:style-name="P7">7.<text:a xlink:type="simple" xlink:href="#__RefHeading___Toc532_1168901167" text:style-name="Index_20_Link" text:visited-style-name="Index_20_Link">División front-end/back-end<text:tab/>2</text:a></text:p>
          <text:p text:style-name="P7">8.<text:a xlink:type="simple" xlink:href="#__RefHeading___Toc534_1168901167" text:style-name="Index_20_Link" text:visited-style-name="Index_20_Link">Distintos tipos de páginas web<text:tab/>2</text:a></text:p>
          <text:p text:style-name="P7">9.<text:a xlink:type="simple" xlink:href="#__RefHeading___Toc536_1168901167" text:style-name="Index_20_Link" text:visited-style-name="Index_20_Link">Componentes de una aplicación web<text:tab/>3</text:a></text:p>
          <text:p text:style-name="P7">10.<text:a xlink:type="simple" xlink:href="#__RefHeading___Toc538_1168901167" text:style-name="Index_20_Link" text:visited-style-name="Index_20_Link">Programas ejecutados en cliente y servidor<text:tab/>3</text:a></text:p>
          <text:p text:style-name="P7">11.<text:a xlink:type="simple" xlink:href="#__RefHeading___Toc540_1168901167" text:style-name="Index_20_Link" text:visited-style-name="Index_20_Link">Lenguajes utilizados en el lado servidor de aplicaciones web<text:tab/>3</text:a></text:p>
          <text:p text:style-name="P7">12.<text:a xlink:type="simple" xlink:href="#__RefHeading___Toc542_1168901167" text:style-name="Index_20_Link" text:visited-style-name="Index_20_Link">Desarrollo de una plataforma XAMPP<text:tab/>3</text:a></text:p>
          <text:p text:style-name="P7">13.<text:a xlink:type="simple" xlink:href="#__RefHeading___Toc544_1168901167" text:style-name="Index_20_Link" text:visited-style-name="Index_20_Link">Utilidad de JVM y JDK en desarrollo y explotación<text:tab/>3</text:a></text:p>
          <text:p text:style-name="P7">14.<text:a xlink:type="simple" xlink:href="#__RefHeading___Toc546_1168901167" text:style-name="Index_20_Link" text:visited-style-name="Index_20_Link">IDEs más utilizados y características<text:tab/>3</text:a></text:p>
          <text:p text:style-name="P7">15.<text:a xlink:type="simple" xlink:href="#__RefHeading___Toc548_1168901167" text:style-name="Index_20_Link" text:visited-style-name="Index_20_Link">Servidores HTTP más utilizados y características<text:tab/>3</text:a></text:p>
          <text:p text:style-name="P7">16.<text:a xlink:type="simple" xlink:href="#__RefHeading___Toc550_1168901167" text:style-name="Index_20_Link" text:visited-style-name="Index_20_Link">Apache HTTP y Apache Tomcat<text:tab/>3</text:a></text:p>
          <text:p text:style-name="P7">17.<text:a xlink:type="simple" xlink:href="#__RefHeading___Toc552_1168901167" text:style-name="Index_20_Link" text:visited-style-name="Index_20_Link">Navegadores HTTP más utilizados y características<text:tab/>4</text:a></text:p>
          <text:p text:style-name="P7">18.<text:a xlink:type="simple" xlink:href="#__RefHeading___Toc554_1168901167" text:style-name="Index_20_Link" text:visited-style-name="Index_20_Link">Generadores de documentación HTML<text:tab/>4</text:a></text:p>
          <text:p text:style-name="P7">19.<text:a xlink:type="simple" xlink:href="#__RefHeading___Toc556_1168901167" text:style-name="Index_20_Link" text:visited-style-name="Index_20_Link">Repositorios de software<text:tab/>4</text:a></text:p>
        </text:index-body>
      </text:table-of-conten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bookmark-start text:name="__RefHeading___Toc517_1168901167"/>Protocolo de comunicaciones<text:bookmark-end text:name="__RefHeading___Toc517_1168901167"/></text:h>
      <text:list text:style-name="L1">
        <text:list-item>
          <text:p text:style-name="P13">IP, uso bidireccional de comunicación mediante paquetes conmutados a través de redes físicas</text:p>
        </text:list-item>
        <text:list-item>
          <text:p text:style-name="P13">TCP</text:p>
        </text:list-item>
        <text:list-item>
          <text:p text:style-name="P13">HTTP</text:p>
        </text:list-item>
        <text:list-item>
          <text:p text:style-name="P13">HTTPS</text:p>
        </text:list-item>
      </text:list>
      <text:h text:style-name="Heading_20_1" text:outline-level="1"><text:bookmark-start text:name="__RefHeading___Toc519_1168901167"/>Modelo de comunicaciones cliente<text:bookmark-end text:name="__RefHeading___Toc519_1168901167"/></text:h>
      <text:p text:style-name="P5"/>
      <text:h text:style-name="Heading_20_1" text:outline-level="1"><text:bookmark-start text:name="__RefHeading___Toc521_1168901167"/>Métodos de petición HTTP<text:bookmark-end text:name="__RefHeading___Toc521_1168901167"/></text:h>
      <text:p text:style-name="P4"/>
      <text:h text:style-name="Heading_20_1" text:outline-level="1"><text:bookmark-start text:name="__RefHeading___Toc523_1168901167"/><text:alphabetical-index-mark text:string-value="URI, su estructura, utilidad"/>URI, su estructura, utilidad<text:bookmark-end text:name="__RefHeading___Toc523_1168901167"/></text:h>
      <text:p text:style-name="P4">El URI (uniform resource identifier) o identificador uniforme de recursos es una cadena de caracteres utilizada para nombrar recursos en la web, proporcionando una forma estandarizada de localizar recursos.</text:p>
      <text:p text:style-name="P4">Su estructura se divide en 5 partes.</text:p>
      <text:list text:style-name="L2">
        <text:list-item>
          <text:p text:style-name="P14">Scheme o esquema, especifica el protocolo para acceder al recurso: http, https, ftp, etc.</text:p>
        </text:list-item>
        <text:list-item>
          <text:p text:style-name="P14">Authority o autoridad, nombre del dominio del recurso.</text:p>
        </text:list-item>
        <text:list-item>
          <text:p text:style-name="P14">Path o camino, estructura interna de la autoridad.</text:p>
        </text:list-item>
        <text:list-item>
          <text:p text:style-name="P14">Query o consulta, componente opcional repetible para pasar datos y parámetros al recurso; en caso de ser varios se separan con un &amp;.</text:p>
        </text:list-item>
        <text:list-item>
          <text:p text:style-name="P14">Fragment o fragmento, componente opcional que apunta a una sección específica del recurso.</text:p>
        </text:list-item>
      </text:list>
      <text:p text:style-name="P2"><draw:frame draw:style-name="fr1" draw:name="Imagen 2" text:anchor-type="as-char" svg:y="0cm" svg:width="17cm" style:rel-width="scale" svg:height="1.707cm" style:rel-height="scale" draw:z-index="0"><draw:image xlink:href="Pictures/10000001000005C000000094B9B0F624.png" xlink:type="simple" xlink:show="embed" xlink:actuate="onLoad" draw:mime-type="image/png"/><svg:desc>What is a Uniform Resource Identifier (URI)? (2023)</svg:desc></draw:frame></text:p>
      <text:p text:style-name="P2"><text:a xlink:type="simple" xlink:href="https://www.ionos.es/digitalguide/paginas-web/desarrollo-web/uri-identificador-de-recursos-uniformes/" office:target-frame-name="_top" xlink:show="replace" text:style-name="Internet_20_link" text:visited-style-name="Visited_20_Internet_20_Link"><text:span text:style-name="Hipervínculo">¿Qué es el URI? Definición y explicación del identificador - IONOS España</text:span></text:a></text:p>
      <text:p text:style-name="P2"><text:a xlink:type="simple" xlink:href="https://www.hostwinds.es/blog/uri-vs-url-differences-similarities-uses" office:target-frame-name="_top" xlink:show="replace" text:style-name="Internet_20_link" text:visited-style-name="Visited_20_Internet_20_Link"><text:span text:style-name="Hipervínculo">URI vs URL: diferencias, similitudes y usos | Hostwinds</text:span></text:a></text:p>
      <text:p text:style-name="P4"/>
      <text:h text:style-name="P11" text:outline-level="1"><text:bookmark-start text:name="__RefHeading___Toc530_1168901167"/>Modelo de desarrollo de aplicaciones multicapa<text:bookmark-end text:name="__RefHeading___Toc530_1168901167"/></text:h>
      <text:h text:style-name="Heading_20_1" text:outline-level="1"><text:bookmark-start text:name="__RefHeading___Toc468_171204876"/><text:span text:style-name="Hipervínculo"><text:span text:style-name="T8">Arquitecturas web en distintas plataformas</text:span></text:span><text:bookmark-end text:name="__RefHeading___Toc468_171204876"/></text:h>
      <text:p text:style-name="P5"/>
      <text:h text:style-name="Heading_20_1" text:outline-level="1"><text:bookmark-start text:name="__RefHeading___Toc532_1168901167"/>División front-end/back-end<text:bookmark-end text:name="__RefHeading___Toc532_1168901167"/></text:h>
      <text:p text:style-name="P6"/>
      <text:h text:style-name="Heading_20_1" text:outline-level="1"><text:bookmark-start text:name="__RefHeading___Toc534_1168901167"/>Distintos tipos de páginas web<text:bookmark-end text:name="__RefHeading___Toc534_1168901167"/></text:h>
      <text:p text:style-name="P6"/>
      <text:h text:style-name="Heading_20_1" text:outline-level="1"><text:bookmark-start text:name="__RefHeading___Toc536_1168901167"/><text:soft-page-break/>Componentes de una aplicación web<text:bookmark-end text:name="__RefHeading___Toc536_1168901167"/></text:h>
      <text:p text:style-name="P4">Los componentes de una aplicación web se pueden dividir ya pertenezcan al front-end o al back-end.</text:p>
      <text:p text:style-name="P4">Los componentes front-end son aquellos que encapsulan estructura, estilo y funcionalidad con que se exponen al cliente, cosas como: botones, barras de progreso y navegación, formularios, entre otros. Estas suelen estar construidas por HTML, CSS o JavaScript.</text:p>
      <text:p text:style-name="P4">Los back-end, por otra parte, son los que contienen lógica de negocios o contienen información, como son: el enrutamiento, el almacenamiento de datos y en caché o trabajos y servicios que se hacen automáticamente (eliminación de duplicados, envío de recordatorios a clientes).</text:p>
      <text:p text:style-name="P2"><text:a xlink:type="simple" xlink:href="https://kinsta.com/es/blog/arquitectura-aplicaciones-web/#componentes-de-la-aplicacin-web" office:target-frame-name="_top" xlink:show="replace" text:style-name="Internet_20_link" text:visited-style-name="Visited_20_Internet_20_Link"><text:span text:style-name="Hipervínculo">¿Qué es la Arquitectura de las Aplicaciones Web? Desglosando una Aplicación Web (kinsta.com)</text:span></text:a></text:p>
      <text:p text:style-name="P2"><text:a xlink:type="simple" xlink:href="https://www.byronvargas.com/web/que-es-un-componente-en-frontend/" office:target-frame-name="_top" xlink:show="replace" text:style-name="Internet_20_link" text:visited-style-name="Visited_20_Internet_20_Link"><text:span text:style-name="Hipervínculo">Guía completa sobre los componentes en frontend: concepto, funcionalidad y ejemplos (byronvargas.com)</text:span></text:a></text:p>
      <text:p text:style-name="P4"/>
      <text:h text:style-name="Heading_20_1" text:outline-level="1"><text:bookmark-start text:name="__RefHeading___Toc538_1168901167"/>Programas ejecutados en cliente y servidor<text:bookmark-end text:name="__RefHeading___Toc538_1168901167"/></text:h>
      <text:p text:style-name="P6"/>
      <text:h text:style-name="Heading_20_1" text:outline-level="1"><text:bookmark-start text:name="__RefHeading___Toc540_1168901167"/>Lenguajes utilizados en el lado servidor de aplicaciones web<text:bookmark-end text:name="__RefHeading___Toc540_1168901167"/></text:h>
      <text:p text:style-name="P6"/>
      <text:h text:style-name="Heading_20_1" text:outline-level="1"><text:bookmark-start text:name="__RefHeading___Toc542_1168901167"/>Desarrollo de una plataforma XAMPP<text:bookmark-end text:name="__RefHeading___Toc542_1168901167"/></text:h>
      <text:p text:style-name="Text_20_body"/>
      <text:h text:style-name="Heading_20_1" text:outline-level="1"><text:bookmark-start text:name="__RefHeading___Toc544_1168901167"/>Utilidad de JVM y JDK en desarrollo y explotación<text:bookmark-end text:name="__RefHeading___Toc544_1168901167"/></text:h>
      <text:p text:style-name="P4">Durante el entorno de desarrollo se puede utilizar JDK para crear, compilar y ejecutar programas de java y la maquina virtual para probar su utilidad en un entorno controlado, asegurando que sea ejecutable en varios sistemas operativos.</text:p>
      <text:p text:style-name="P4">La máquina virtual es útil en el entorno de explotación pues optimiza la ejecución, mejorando el rendimiento de aplicaciones y gestiona automáticamente la memoria</text:p>
      <text:p text:style-name="P2"><text:a xlink:type="simple" xlink:href="https://www.freecodecamp.org/espanol/news/tutorial-jvm-la-arquitectura-de-la-maquina-virtual-de-java-explicada-para-principiantes/" office:target-frame-name="_top" xlink:show="replace" text:style-name="Internet_20_link" text:visited-style-name="Visited_20_Internet_20_Link"><text:span text:style-name="Hipervínculo">Tutorial JVM - La arquitectura de la máquina virtual de Java explicada para principiantes (freecodecamp.org)</text:span></text:a></text:p>
      <text:p text:style-name="P2"><text:a xlink:type="simple" xlink:href="https://lovtechnology.com/que-es-la-jvm-java-virtual-machine-como-funciona-y-para-que-sirve/" office:target-frame-name="_top" xlink:show="replace" text:style-name="Internet_20_link" text:visited-style-name="Visited_20_Internet_20_Link"><text:span text:style-name="Hipervínculo">¿Qué es la JVM (Java Virtual Machine): Cómo funciona y para qué sirve? | LovTechnology</text:span></text:a></text:p>
      <text:p text:style-name="P4"/>
      <text:h text:style-name="Heading_20_1" text:outline-level="1"><text:bookmark-start text:name="__RefHeading___Toc546_1168901167"/>IDEs más utilizados y características<text:bookmark-end text:name="__RefHeading___Toc546_1168901167"/></text:h>
      <text:p text:style-name="P6"/>
      <text:h text:style-name="Heading_20_1" text:outline-level="1"><text:bookmark-start text:name="__RefHeading___Toc548_1168901167"/>Servidores HTTP más utilizados y características<text:bookmark-end text:name="__RefHeading___Toc548_1168901167"/></text:h>
      <text:p text:style-name="P6"/>
      <text:h text:style-name="Heading_20_1" text:outline-level="1"><text:bookmark-start text:name="__RefHeading___Toc550_1168901167"/>Apache HTTP y Apache Tomcat<text:bookmark-end text:name="__RefHeading___Toc550_1168901167"/></text:h>
      <text:p text:style-name="P6"/>
      <text:h text:style-name="Heading_20_1" text:outline-level="1"><text:bookmark-start text:name="__RefHeading___Toc552_1168901167"/><text:soft-page-break/>Navegadores HTTP más utilizados y características<text:bookmark-end text:name="__RefHeading___Toc552_1168901167"/></text:h>
      <text:p text:style-name="P2"><text:span text:style-name="Fuente_20_de_20_párrafo_20_predeter."><text:span text:style-name="T4">El HTTP versión 2 tiene compatibilidad con el 96.9% de usuarios globales; el 65.46% siendo de Chrome.</text:span></text:span></text:p>
      <text:p text:style-name="P4">HTTPS es compatible con 81.1% de usuarios globales; el 61.3% siendo de Chrome.</text:p>
      <text:p text:style-name="P2"><text:a xlink:type="simple" xlink:href="https://caniuse.com/?search=http" office:target-frame-name="_top" xlink:show="replace" text:style-name="Internet_20_link" text:visited-style-name="Visited_20_Internet_20_Link"><text:span text:style-name="Hipervínculo">"http" | Can I use... Support tables for HTML5, CSS3, etc</text:span></text:a></text:p>
      <text:p text:style-name="P2"><text:a xlink:type="simple" xlink:href="https://caniuse.com/?search=https" office:target-frame-name="_top" xlink:show="replace" text:style-name="Internet_20_link" text:visited-style-name="Visited_20_Internet_20_Link"><text:span text:style-name="Hipervínculo">"https" | Can I use... Support tables for HTML5, CSS3, etc</text:span></text:a></text:p>
      <text:p text:style-name="P8">statista</text:p>
      <text:h text:style-name="Heading_20_1" text:outline-level="1"><text:bookmark-start text:name="__RefHeading___Toc554_1168901167"/><text:span text:style-name="Hipervínculo"><text:span text:style-name="T5">Generadores de documentación HTML</text:span></text:span><text:bookmark-end text:name="__RefHeading___Toc554_1168901167"/></text:h>
      <text:p text:style-name="P8">phpdocumentator</text:p>
      <text:h text:style-name="Heading_20_1" text:outline-level="1"><text:bookmark-start text:name="__RefHeading___Toc556_1168901167"/><text:span text:style-name="Hipervínculo"><text:span text:style-name="T5">Repositorios de software</text:span></text:span><text:bookmark-end text:name="__RefHeading___Toc556_1168901167"/></text:h>
      <text:h text:style-name="P9" text:outline-level="2"><text:bookmark text:name="__RefHeading___Toc994_171204876"/><text:span text:style-name="Hipervínculo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ítulo_20_" style:display-name="Título " style:family="paragraph" style:parent-style-name="Heading_20_6"/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999999" loext:opacity="100%" fo:font-size="10.5pt" style:font-size-asian="10.5pt" style:font-size-complex="10.5pt"/>
    </style:style>
    <style:style style:name="MT2" style:family="text">
      <style:text-properties fo:color="#999999" loext:opacity="100%" fo:font-size="11pt" style:font-size-asian="11pt" style:font-size-complex="11pt"/>
    </style:style>
    <style:style style:name="MT3" style:family="text">
      <style:text-properties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text:span text:style-name="Fuente_20_de_20_párrafo_20_predeter."><text:span text:style-name="MT1">Luis Ferreras González</text:span></text:span><text:span text:style-name="Fuente_20_de_20_párrafo_20_predeter."><text:span text:style-name="MT2"><text:tab/>TEMA 1 DESARROLLO WEB EN ENTORNO SERVIDOR<text:tab/>DAW2</text:span></text:span></text:p>
      </style:header>
      <style:footer>
        <text:p text:style-name="MP1"><text:bookmark-start text:name="PageNumWizard_FOOTER_Estilo_de_página_pr"/><text:span text:style-name="Fuente_20_de_20_párrafo_20_predeter."><text:span text:style-name="MT3"><text:page-number text:select-page="current">4</text:page-number></text:span></text:span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9-17T13:19:00Z</meta:creation-date>
    <dc:date>2024-09-20T13:47:01.919000000</dc:date>
    <meta:print-date>2024-09-20T12:37:56.586000000</meta:print-date>
    <meta:editing-cycles>26</meta:editing-cycles>
    <meta:editing-duration>PT5H19M25S</meta:editing-duration>
    <meta:printed-by>Archivos PDF</meta:printed-by>
    <meta:document-statistic meta:table-count="0" meta:image-count="1" meta:object-count="0" meta:page-count="4" meta:paragraph-count="70" meta:word-count="656" meta:character-count="4227" meta:non-whitespace-character-count="3668"/>
    <meta:template xlink:type="simple" xlink:actuate="onRequest" xlink:title="" xlink:href="Normal.dotm"/>
  </office:meta>
</office:document-meta>
</file>